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111.74pt"/>
    </style:style>
    <style:style style:name="co3" style:family="table-column">
      <style:table-column-properties fo:break-before="auto" style:column-width="81.75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101.99pt"/>
    </style:style>
    <style:style style:name="co7" style:family="table-column">
      <style:table-column-properties fo:break-before="auto" style:column-width="98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1-64_20_grating_20_init">
      <style:table-properties table:display="true" style:writing-mode="lr-tb"/>
    </style:style>
    <style:style style:name="ta2" style:family="table" style:master-page-name="PageStyle_5f_1-64_20_grating_20_shift_20_1">
      <style:table-properties table:display="true" style:writing-mode="lr-tb"/>
    </style:style>
    <style:style style:name="ta3" style:family="table" style:master-page-name="PageStyle_5f_1-64_20_grating_20_shift_20_2">
      <style:table-properties table:display="true" style:writing-mode="lr-tb"/>
    </style:style>
    <style:style style:name="ta4" style:family="table" style:master-page-name="PageStyle_5f_1-32_20_grating_20_init">
      <style:table-properties table:display="true" style:writing-mode="lr-tb"/>
    </style:style>
    <style:style style:name="ta5" style:family="table" style:master-page-name="PageStyle_5f_1-32_20_grating_20_shift_20_1">
      <style:table-properties table:display="true" style:writing-mode="lr-tb"/>
    </style:style>
    <style:style style:name="ta6" style:family="table" style:master-page-name="PageStyle_5f_1-32_20_grating_20_shift_20_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-64 grating in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1" table:default-cell-style-name="Default"/>
        <table:table-column table:style-name="co6" table:number-columns-repeated="998" table:default-cell-style-name="Default"/>
        <table:table-row table:style-name="ro1">
          <table:table-cell office:value-type="string" calcext:value-type="string">
            <text:p>1/64" Rul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d (m)</text:p>
          </table:table-cell>
          <table:table-cell table:style-name="ce1" office:value-type="float" office:value="0.000396875" calcext:value-type="float">
            <text:p>3.97E-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 (m)</text:p>
          </table:table-cell>
          <table:table-cell table:style-name="ce2" office:value-type="float" office:value="1.53" calcext:value-type="float">
            <text:p>1.53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h order</text:p>
          </table:table-cell>
          <table:table-cell office:value-type="string" calcext:value-type="string">
            <text:p>distance h_n (m)</text:p>
          </table:table-cell>
          <table:table-cell office:value-type="string" calcext:value-type="string">
            <text:p>Wavelength</text:p>
          </table:table-cell>
          <table:table-cell/>
          <table:table-cell office:value-type="string" calcext:value-type="string">
            <text:p>angle PSI_I</text:p>
          </table:table-cell>
          <table:table-cell office:value-type="string" calcext:value-type="string">
            <text:p>angle THETA_i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.023" calcext:value-type="float">
            <text:p>2.3E-02</text:p>
          </table:table-cell>
          <table:table-cell table:number-columns-repeated="2"/>
          <table:table-cell table:formula="of:=ATAN2([.B8]; [.$B$3])" office:value-type="float" office:value="0.017253722486428" calcext:value-type="float">
            <text:p>0.0172537225</text:p>
          </table:table-cell>
          <table:table-cell table:formula="of:=PI()/2-[.E8]+[.$E$8]/2" office:value-type="float" office:value="1.56216946555168" calcext:value-type="float">
            <text:p>1.562169465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43" calcext:value-type="float">
            <text:p>4.3E-02</text:p>
          </table:table-cell>
          <table:table-cell table:style-name="ce3" table:formula="of:=([.$B$3]/(2*[.A9]*[.$B$4]^2))*([.B9]^2-[.$B$8]*[.B9])" office:value-type="float" office:value="0.00000007290198214362" calcext:value-type="float">
            <text:p>7.3E-08</text:p>
          </table:table-cell>
          <table:table-cell/>
          <table:table-cell table:formula="of:=ATAN2([.B9]; [.$B$3])" office:value-type="float" office:value="0.00922938909574697" calcext:value-type="float">
            <text:p>0.0092293891</text:p>
          </table:table-cell>
          <table:table-cell table:formula="of:=PI()/2-[.E9]+[.$E$8]/2" office:value-type="float" office:value="1.57019379894236" calcext:value-type="float">
            <text:p>1.570193798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62" calcext:value-type="float">
            <text:p>6.2E-02</text:p>
          </table:table-cell>
          <table:table-cell table:style-name="ce3" table:formula="of:=([.$B$3]/(2*[.A10]*[.$B$4]^2))*([.B10]^2-[.$B$8]*[.B10])" office:value-type="float" office:value="0.000000102486623734461" calcext:value-type="float">
            <text:p>1.0E-07</text:p>
          </table:table-cell>
          <table:table-cell/>
          <table:table-cell table:formula="of:=ATAN2([.B10]; [.$B$3])" office:value-type="float" office:value="0.00640112224867772" calcext:value-type="float">
            <text:p>0.0064011222</text:p>
          </table:table-cell>
          <table:table-cell table:formula="of:=PI()/2-[.E10]+[.$E$8]/2" office:value-type="float" office:value="1.57302206578943" calcext:value-type="float">
            <text:p>1.573022065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8" calcext:value-type="float">
            <text:p>8.0E-02</text:p>
          </table:table-cell>
          <table:table-cell table:style-name="ce3" table:formula="of:=([.$B$3]/(2*[.A11]*[.$B$4]^2))*([.B11]^2-[.$B$8]*[.B11])" office:value-type="float" office:value="0.000000128850014951514" calcext:value-type="float">
            <text:p>1.3E-07</text:p>
          </table:table-cell>
          <table:table-cell/>
          <table:table-cell table:formula="of:=ATAN2([.B11]; [.$B$3])" office:value-type="float" office:value="0.00496089680288726" calcext:value-type="float">
            <text:p>0.0049608968</text:p>
          </table:table-cell>
          <table:table-cell table:formula="of:=PI()/2-[.E11]+[.$E$8]/2" office:value-type="float" office:value="1.57446229123522" calcext:value-type="float">
            <text:p>1.574462291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95" calcext:value-type="float">
            <text:p>9.5E-02</text:p>
          </table:table-cell>
          <table:table-cell table:style-name="ce3" table:formula="of:=([.$B$3]/(2*[.A12]*[.$B$4]^2))*([.B12]^2-[.$B$8]*[.B12])" office:value-type="float" office:value="0.000000144956266820454" calcext:value-type="float">
            <text:p>1.4E-07</text:p>
          </table:table-cell>
          <table:table-cell/>
          <table:table-cell table:formula="of:=ATAN2([.B12]; [.$B$3])" office:value-type="float" office:value="0.00417760727568309" calcext:value-type="float">
            <text:p>0.0041776073</text:p>
          </table:table-cell>
          <table:table-cell table:formula="of:=PI()/2-[.E12]+[.$E$8]/2" office:value-type="float" office:value="1.57524558076243" calcext:value-type="float">
            <text:p>1.575245580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111" calcext:value-type="float">
            <text:p>1.11E-01</text:p>
          </table:table-cell>
          <table:table-cell table:style-name="ce1" table:formula="of:=([.$B$3]/(2*[.A13]*[.$B$4]^2))*([.B13]^2-[.$B$8]*[.B13])" office:value-type="float" office:value="0.000000165606177111367" calcext:value-type="float">
            <text:p>1.66E-07</text:p>
          </table:table-cell>
          <table:table-cell/>
          <table:table-cell table:formula="of:=ATAN2([.B13]; [.$B$3])" office:value-type="float" office:value="0.00357543521456476" calcext:value-type="float">
            <text:p>0.0035754352</text:p>
          </table:table-cell>
          <table:table-cell table:formula="of:=PI()/2-[.E13]+[.$E$8]/2" office:value-type="float" office:value="1.57584775282355" calcext:value-type="float">
            <text:p>1.575847752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" table:formula="of:=AVERAGE([.C9:.C13])" office:value-type="string" office:string-value="1.23E-07" calcext:value-type="string">
            <text:p>1.23E-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Error</text:p>
          </table:table-cell>
          <table:table-cell table:style-name="ce3" table:formula="of:=stdev.s([.C9:.C13])/SQRT(5)" office:value-type="string" office:string-value="#NAME?" calcext:value-type="string">
            <text:p>#NAME?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PI()/2" office:value-type="string" office:string-value="1.570796327" calcext:value-type="string">
            <text:p>1.57079632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64 grating shift 1" table:style-name="ta2">
        <table:table-column table:style-name="co4" table:default-cell-style-name="Default"/>
        <table:table-column table:style-name="co2" table:default-cell-style-name="Default"/>
        <table:table-column table:style-name="co4" table:number-columns-repeated="24" table:default-cell-style-name="Default"/>
        <table:table-column table:style-name="co6" table:number-columns-repeated="998" table:default-cell-style-name="Default"/>
        <table:table-row table:style-name="ro1">
          <table:table-cell office:value-type="string" calcext:value-type="string">
            <text:p>1/64" Rul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d (m)</text:p>
          </table:table-cell>
          <table:table-cell table:style-name="ce1" office:value-type="float" office:value="0.000396875" calcext:value-type="float">
            <text:p>3.97E-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 (m)</text:p>
          </table:table-cell>
          <table:table-cell table:style-name="ce2" office:value-type="float" office:value="1.53" calcext:value-type="float">
            <text:p>1.53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h order</text:p>
          </table:table-cell>
          <table:table-cell office:value-type="string" calcext:value-type="string">
            <text:p>distance h_n (m)</text:p>
          </table:table-cell>
          <table:table-cell office:value-type="string" calcext:value-type="string">
            <text:p>Wavelength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.02" calcext:value-type="float">
            <text:p>2.0E-02</text:p>
          </table:table-cell>
          <table:table-cell table:style-name="ce3"/>
          <table:table-cell/>
          <table:table-cell table:formula="of:=ATAN2([.B8]; [.$B$4])" office:value-type="float" office:value="1.55772517584471" calcext:value-type="float">
            <text:p>1.5577251758</text:p>
          </table:table-cell>
          <table:table-cell table:formula="of:=PI()/2-[.E8]+[.$E$8]/2" office:value-type="float" office:value="0.791933738872539" calcext:value-type="float">
            <text:p>0.791933738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39" calcext:value-type="float">
            <text:p>3.9E-02</text:p>
          </table:table-cell>
          <table:table-cell table:style-name="ce3" table:formula="of:=([.$B$3]/(2*[.A9]*[.$B$4]^2))*([.B9]^2-[.$B$8]*[.B9])" office:value-type="float" office:value="0.0000000628143822888633" calcext:value-type="float">
            <text:p>6.3E-08</text:p>
          </table:table-cell>
          <table:table-cell/>
          <table:table-cell table:formula="of:=ATAN2([.B9]; [.$B$4])" office:value-type="float" office:value="1.54531164931765" calcext:value-type="float">
            <text:p>1.5453116493</text:p>
          </table:table-cell>
          <table:table-cell table:formula="of:=PI()/2-[.E9]+[.$E$8]/2" office:value-type="float" office:value="0.804347265399605" calcext:value-type="float">
            <text:p>0.804347265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57" calcext:value-type="float">
            <text:p>5.7E-02</text:p>
          </table:table-cell>
          <table:table-cell table:style-name="ce3" table:formula="of:=([.$B$3]/(2*[.A10]*[.$B$4]^2))*([.B10]^2-[.$B$8]*[.B10])" office:value-type="float" office:value="0.0000000893896978726131" calcext:value-type="float">
            <text:p>8.9E-08</text:p>
          </table:table-cell>
          <table:table-cell/>
          <table:table-cell table:formula="of:=ATAN2([.B10]; [.$B$4])" office:value-type="float" office:value="1.53355864619889" calcext:value-type="float">
            <text:p>1.5335586462</text:p>
          </table:table-cell>
          <table:table-cell table:formula="of:=PI()/2-[.E10]+[.$E$8]/2" office:value-type="float" office:value="0.81610026851836" calcext:value-type="float">
            <text:p>0.816100268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72" calcext:value-type="float">
            <text:p>7.2E-02</text:p>
          </table:table-cell>
          <table:table-cell table:style-name="ce3" table:formula="of:=([.$B$3]/(2*[.A11]*[.$B$4]^2))*([.B11]^2-[.$B$8]*[.B11])" office:value-type="float" office:value="0.000000105792643854928" calcext:value-type="float">
            <text:p>1.1E-07</text:p>
          </table:table-cell>
          <table:table-cell/>
          <table:table-cell table:formula="of:=ATAN2([.B11]; [.$B$4])" office:value-type="float" office:value="1.52377219495215" calcext:value-type="float">
            <text:p>1.523772195</text:p>
          </table:table-cell>
          <table:table-cell table:formula="of:=PI()/2-[.E11]+[.$E$8]/2" office:value-type="float" office:value="0.825886719765104" calcext:value-type="float">
            <text:p>0.825886719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88" calcext:value-type="float">
            <text:p>8.80E-02</text:p>
          </table:table-cell>
          <table:table-cell table:style-name="ce3" table:formula="of:=([.$B$3]/(2*[.A12]*[.$B$4]^2))*([.B12]^2-[.$B$8]*[.B12])" office:value-type="float" office:value="0.000000126815541031227" calcext:value-type="float">
            <text:p>1.3E-07</text:p>
          </table:table-cell>
          <table:table-cell/>
          <table:table-cell table:formula="of:=ATAN2([.B12]; [.$B$4])" office:value-type="float" office:value="1.51334328516449" calcext:value-type="float">
            <text:p>1.5133432852</text:p>
          </table:table-cell>
          <table:table-cell table:formula="of:=PI()/2-[.E12]+[.$E$8]/2" office:value-type="float" office:value="0.836315629552762" calcext:value-type="float">
            <text:p>0.836315629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C8:.C12])" office:value-type="string" office:string-value="9.6E-08" calcext:value-type="string">
            <text:p>9.6E-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Error</text:p>
          </table:table-cell>
          <table:table-cell table:style-name="ce3" table:formula="of:=stdev.s([.C8:.C12])/SQRT(4)" office:value-type="string" office:string-value="#NAME?" calcext:value-type="string">
            <text:p>#NAME?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64 grating shift 2" table:style-name="ta3">
        <table:table-column table:style-name="co4" table:number-columns-repeated="26" table:default-cell-style-name="Default"/>
        <table:table-column table:style-name="co6" table:number-columns-repeated="998" table:default-cell-style-name="Default"/>
        <table:table-row table:style-name="ro1">
          <table:table-cell office:value-type="string" calcext:value-type="string">
            <text:p>1/64" Rul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d (m)</text:p>
          </table:table-cell>
          <table:table-cell table:style-name="ce1" office:value-type="float" office:value="0.000396875" calcext:value-type="float">
            <text:p>3.97E-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 (m)</text:p>
          </table:table-cell>
          <table:table-cell table:style-name="ce2" office:value-type="float" office:value="1.53" calcext:value-type="float">
            <text:p>1.53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th order</text:p>
          </table:table-cell>
          <table:table-cell office:value-type="string" calcext:value-type="string">
            <text:p>distance h_n (m)</text:p>
          </table:table-cell>
          <table:table-cell office:value-type="string" calcext:value-type="string">
            <text:p>Wavelength</text:p>
          </table:table-cell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0.019" calcext:value-type="float">
            <text:p>1.9E-02</text:p>
          </table:table-cell>
          <table:table-cell table:style-name="ce4"/>
          <table:table-cell/>
          <table:table-cell table:formula="of:=ATAN2([.B9]; [.$B$4])" office:value-type="float" office:value="1.55837866444164" calcext:value-type="float">
            <text:p>1.5583786644</text:p>
          </table:table-cell>
          <table:table-cell table:formula="of:=PI()/2-[.E9]+[.$E$8]/2" office:value-type="float" office:value="0.0124176623532579" calcext:value-type="float">
            <text:p>0.012417662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37" calcext:value-type="float">
            <text:p>3.7E-02</text:p>
          </table:table-cell>
          <table:table-cell table:style-name="ce1" table:formula="of:=([.$B$3]/(2*[.A10]*[.$B$4]^2))*([.B10]^2-[.$B$9]*[.B10])" office:value-type="float" office:value="0.0000000564566512879662" calcext:value-type="float">
            <text:p>5.65E-08</text:p>
          </table:table-cell>
          <table:table-cell/>
          <table:table-cell table:formula="of:=ATAN2([.B10]; [.$B$4])" office:value-type="float" office:value="1.54661803282307" calcext:value-type="float">
            <text:p>1.5466180328</text:p>
          </table:table-cell>
          <table:table-cell table:formula="of:=PI()/2-[.E10]+[.$E$8]/2" office:value-type="float" office:value="0.0241782939718309" calcext:value-type="float">
            <text:p>0.02417829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52" calcext:value-type="float">
            <text:p>5.2E-02</text:p>
          </table:table-cell>
          <table:table-cell table:style-name="ce1" table:formula="of:=([.$B$3]/(2*[.A11]*[.$B$4]^2))*([.B11]^2-[.$B$9]*[.B11])" office:value-type="float" office:value="0.0000000727324426502628" calcext:value-type="float">
            <text:p>7.27E-08</text:p>
          </table:table-cell>
          <table:table-cell/>
          <table:table-cell table:formula="of:=ATAN2([.B11]; [.$B$4])" office:value-type="float" office:value="1.5368224758562" calcext:value-type="float">
            <text:p>1.5368224759</text:p>
          </table:table-cell>
          <table:table-cell table:formula="of:=PI()/2-[.E11]+[.$E$8]/2" office:value-type="float" office:value="0.0339738509386973" calcext:value-type="float">
            <text:p>0.0339738509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68" calcext:value-type="float">
            <text:p>6.80E-02</text:p>
          </table:table-cell>
          <table:table-cell table:style-name="ce1" table:formula="of:=([.$B$3]/(2*[.A12]*[.$B$4]^2))*([.B12]^2-[.$B$9]*[.B12])" office:value-type="float" office:value="0.0000000941509319777294" calcext:value-type="float">
            <text:p>9.42E-08</text:p>
          </table:table-cell>
          <table:table-cell/>
          <table:table-cell table:formula="of:=ATAN2([.B12]; [.$B$4])" office:value-type="float" office:value="1.52638111154799" calcext:value-type="float">
            <text:p>1.5263811115</text:p>
          </table:table-cell>
          <table:table-cell table:formula="of:=PI()/2-[.E12]+[.$E$8]/2" office:value-type="float" office:value="0.0444152152469108" calcext:value-type="float">
            <text:p>0.044415215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C8:.C12])" office:value-type="string" office:string-value="7.4E-08" calcext:value-type="string">
            <text:p>7.4E-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Error</text:p>
          </table:table-cell>
          <table:table-cell table:style-name="ce3" table:formula="of:=stdev.s([.C8:.C12])/SQRT(3)" office:value-type="string" office:string-value="#NAME?" calcext:value-type="string">
            <text:p>#NAME?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32 grating init" table:style-name="ta4">
        <table:table-column table:style-name="co7" table:default-cell-style-name="Default"/>
        <table:table-column table:style-name="co5" table:number-columns-repeated="2" table:default-cell-style-name="Default"/>
        <table:table-column table:style-name="co4" table:number-columns-repeated="23" table:default-cell-style-name="Default"/>
        <table:table-column table:style-name="co6" table:number-columns-repeated="998" table:default-cell-style-name="Default"/>
        <table:table-row table:style-name="ro1">
          <table:table-cell office:value-type="string" calcext:value-type="string">
            <text:p>1/32" Gra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42" calcext:value-type="float">
            <text:p>1.5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0079375" calcext:value-type="float">
            <text:p>0.000793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n</text:p>
          </table:table-cell>
          <table:table-cell office:value-type="string" calcext:value-type="string">
            <text:p>Wavelength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table:style-name="ce5" table:formula="of:=[.$B$4]/(2*[.A8]*[.$B$3]^2)*([.B8]^2-[.B8]*[.$B$7])" office:value-type="float" office:value="0.0000000677658716340226" calcext:value-type="float">
            <text:p>6.78E-0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  <table:table-cell table:style-name="ce5" table:formula="of:=[.$B$4]/(2*[.A9]*[.$B$3]^2)*([.B9]^2-[.B9]*[.$B$7])" office:value-type="float" office:value="0.0000000946385448682039" calcext:value-type="float">
            <text:p>9.46E-0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.053</text:p>
          </table:table-cell>
          <table:table-cell table:style-name="ce5" table:formula="of:=[.$B$4]/(2*[.A10]*[.$B$3]^2)*([.B10]^2-[.B10]*[.$B$7])" office:value-type="float" office:value="0.000000112052927316027" calcext:value-type="float">
            <text:p>1.12E-07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7" calcext:value-type="float">
            <text:p>0.067</text:p>
          </table:table-cell>
          <table:table-cell table:style-name="ce5" table:formula="of:=[.$B$4]/(2*[.A11]*[.$B$3]^2)*([.B11]^2-[.B11]*[.$B$7])" office:value-type="float" office:value="0.000000145379493086782" calcext:value-type="float">
            <text:p>1.45E-07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4" calcext:value-type="float">
            <text:p>0.074</text:p>
          </table:table-cell>
          <table:table-cell table:style-name="ce5" table:formula="of:=[.$B$4]/(2*[.A12]*[.$B$3]^2)*([.B12]^2-[.B12]*[.$B$7])" office:value-type="float" office:value="0.000000145746697317312" calcext:value-type="float">
            <text:p>1.46E-0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verage Value</text:p>
          </table:table-cell>
          <table:table-cell table:style-name="ce5" table:formula="of:=AVERAGE(([.C8:.C12]))" office:value-type="string" office:string-value="1.13E-07" calcext:value-type="string">
            <text:p>1.13E-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tdev.s([.C8:.C12])/SQRT(5)" office:value-type="string" office:string-value="#NAME?" calcext:value-type="string">
            <text:p>#NAME?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32 grating shift 1" table:style-name="ta5">
        <table:table-column table:style-name="co4" table:default-cell-style-name="Default"/>
        <table:table-column table:style-name="co5" table:default-cell-style-name="Default"/>
        <table:table-column table:style-name="co4" table:number-columns-repeated="24" table:default-cell-style-name="Default"/>
        <table:table-column table:style-name="co6" table:number-columns-repeated="998" table:default-cell-style-name="Default"/>
        <table:table-row table:style-name="ro1">
          <table:table-cell office:value-type="string" calcext:value-type="string">
            <text:p>1/32" Gra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42" calcext:value-type="float">
            <text:p>1.5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0079375" calcext:value-type="float">
            <text:p>0.000793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n</text:p>
          </table:table-cell>
          <table:table-cell office:value-type="string" calcext:value-type="string">
            <text:p>Wavelengt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formula="of:=[.$B$4]/(2*[.A8]*[.$B$3]^2)*([.B8]^2-[.B8]*[.$B$8])" office:value-type="string" office:string-value="" calcext:value-type="error">
            <text:p>#DIV/0!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table:style-name="ce5" table:formula="of:=[.$B$4]/(2*[.A9]*[.$B$3]^2)*([.B9]^2-[.B9]*[.$B$8])" office:value-type="float" office:value="0.0000000585857658707929" calcext:value-type="float">
            <text:p>5.86E-0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" calcext:value-type="float">
            <text:p>0.038</text:p>
          </table:table-cell>
          <table:table-cell table:style-name="ce5" table:formula="of:=[.$B$4]/(2*[.A10]*[.$B$3]^2)*([.B10]^2-[.B10]*[.$B$8])" office:value-type="float" office:value="0.0000000761114223278677" calcext:value-type="float">
            <text:p>7.61E-0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2" calcext:value-type="float">
            <text:p>0.052</text:p>
          </table:table-cell>
          <table:table-cell table:style-name="ce5" table:formula="of:=[.$B$4]/(2*[.A11]*[.$B$3]^2)*([.B11]^2-[.B11]*[.$B$8])" office:value-type="float" office:value="0.000000109938721140253" calcext:value-type="float">
            <text:p>1.10E-07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9" calcext:value-type="float">
            <text:p>0.059</text:p>
          </table:table-cell>
          <table:table-cell table:style-name="ce5" table:formula="of:=[.$B$4]/(2*[.A12]*[.$B$3]^2)*([.B12]^2-[.B12]*[.$B$8])" office:value-type="float" office:value="0.000000110787185460794" calcext:value-type="float">
            <text:p>1.11E-0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table:formula="of:=AVERAGE(([.C9:.C12]))" office:value-type="string" office:string-value="8.89E-08" calcext:value-type="string">
            <text:p>8.89E-08</text:p>
          </table:table-cell>
          <table:table-cell table:number-columns-repeated="1022"/>
        </table:table-row>
        <table:table-row table:style-name="ro1">
          <table:table-cell/>
          <table:table-cell table:formula="of:=stdev.s([.C9:.C12])/SQRT(4)" office:value-type="string" office:string-value="#NAME?" calcext:value-type="string">
            <text:p>#NAME?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32 grating shift 2" table:style-name="ta6">
        <table:table-column table:style-name="co1" table:default-cell-style-name="Default"/>
        <table:table-column table:style-name="co5" table:number-columns-repeated="2" table:default-cell-style-name="Default"/>
        <table:table-column table:style-name="co4" table:number-columns-repeated="23" table:default-cell-style-name="Default"/>
        <table:table-column table:style-name="co6" table:number-columns-repeated="998" table:default-cell-style-name="Default"/>
        <table:table-row table:style-name="ro1">
          <table:table-cell office:value-type="string" calcext:value-type="string">
            <text:p>1/32" Gra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.542" calcext:value-type="float">
            <text:p>1.5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0079375" calcext:value-type="float">
            <text:p>0.0007937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_n</text:p>
          </table:table-cell>
          <table:table-cell office:value-type="string" calcext:value-type="string">
            <text:p>Wavelength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table:formula="of:=[.$B$4]/(2*[.A9]*[.$B$3]^2)*([.B9]^2-[.B9]*[.$B$8])" office:value-type="float" office:value="0.0000000440645076635024" calcext:value-type="float">
            <text:p>4.40645076635024E-0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" calcext:value-type="float">
            <text:p>0.038</text:p>
          </table:table-cell>
          <table:table-cell table:formula="of:=[.$B$4]/(2*[.A10]*[.$B$3]^2)*([.B10]^2-[.B10]*[.$B$8])" office:value-type="float" office:value="0.0000000792827315915288" calcext:value-type="float">
            <text:p>7.92827315915288E-0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5" calcext:value-type="float">
            <text:p>0.045</text:p>
          </table:table-cell>
          <table:table-cell table:formula="of:=[.$B$4]/(2*[.A11]*[.$B$3]^2)*([.B11]^2-[.B11]*[.$B$8])" office:value-type="float" office:value="0.0000000801172866609134" calcext:value-type="float">
            <text:p>8.01172866609134E-0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C9:.C11])" office:value-type="string" office:string-value="0.00000006782150864" calcext:value-type="string">
            <text:p>0.000000067821508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tdev.s([.C9:.C11])/SQRT(3)" office:value-type="string" office:string-value="#NAME?" calcext:value-type="string">
            <text:p>#NAME?</text:p>
          </table:table-cell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-64_20_grating_20_init" style:display-name="PageStyle_1-64 grating 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64_20_grating_20_shift_20_1" style:display-name="PageStyle_1-64 grating shif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64_20_grating_20_shift_20_2" style:display-name="PageStyle_1-64 grating shif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32_20_grating_20_init" style:display-name="PageStyle_1-32 grating in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32_20_grating_20_shift_20_1" style:display-name="PageStyle_1-32 grating shif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32_20_grating_20_shift_20_2" style:display-name="PageStyle_1-32 grating shif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88" meta:object-count="0"/>
    <meta:generator>LibreOfficeDev/5.1.0.3$Linux_X86_64 LibreOffice_project/</meta:generator>
  </office:meta>
</office:document-meta>
</file>